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officeooo:paragraph-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ee" officeooo:paragraph-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98087"/>
    </style:style>
    <style:style style:name="T5" style:family="text">
      <style:text-properties officeooo:rsid="001b51ac"/>
    </style:style>
    <style:style style:name="T6" style:family="text">
      <style:text-properties officeooo:rsid="001d5231"/>
    </style:style>
    <style:style style:name="T7" style:family="text">
      <style:text-properties officeooo:rsid="001dd9d9"/>
    </style:style>
    <style:style style:name="T8" style:family="text">
      <style:text-properties officeooo:rsid="001f2d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 <text:span text:style-name="T4">cas B-C-3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Supprimer un commentair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8">Description succincte :<text:span text:style-name="T4">Supprimer un commentaire à la demande d’un membre (RGPD : à faire sous 1 mois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6">9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4">admin sélectionne gérer les comptes → recherche par pseudo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’admin <text:span text:style-name="T5">sélectionne sur la ligne du membre concerné l’option voir commentaires (recettes/actus/ou questions FAQ/ou réponses FAQ)</text:span></text:p>
                  <text:p text:style-name="P6">2. Le système <text:span text:style-name="T8">affiche</text:span> les commentaires <text:span text:style-name="T8">de ce membre dans la catégorie</text:span></text:p>
                  <text:p text:style-name="P6">3. l’admin <text:span text:style-name="T8">recherche le commentaire concerné</text:span></text:p>
                  <text:p text:style-name="P10">4. L’admin demande la suppession du commentaire</text:p>
                  <text:p text:style-name="P6"><text:span text:style-name="T8">5.</text:span> le système <text:span text:style-name="T8">demande confirmatio</text:span></text:p>
                  <text:p text:style-name="P10">6. L’admin confirme</text:p>
                  <text:p text:style-name="P10">Le système supprime le commentaire et affiche un message</text:p>
                </table:table-cell>
              </table:table-row>
              <table:table-row>
                <table:table-cell table:style-name="Tableau3.A2" office:value-type="string">
                  <text:p text:style-name="P1">Scénarios alternatifs :</text:p>
                  <text:p text:style-name="P6"><text:span text:style-name="T8">3</text:span>a. L’admin demande la suppression de <text:span text:style-name="T8">tous les </text:span><text:s/>commentaires du membre <text:span text:style-name="T8">dans une ou plusieurs catégories</text:span>→ suppression <text:span text:style-name="T8">de tous les commentaires concerné, sans supprimer le membr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suppression a échoué dans la base de données → message d’erreur et ré-affichage de la ligne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commentaire est supprimé</text:span></text:p>
                </table:table-cell>
              </table:table-row>
              <table:table-row>
                <table:table-cell table:style-name="Tableau3.A2" office:value-type="string">
                  <text:p text:style-name="P2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09T19:48:09.295000000</dc:date>
    <meta:editing-duration>PT1H4M9S</meta:editing-duration>
    <meta:editing-cycles>12</meta:editing-cycles>
    <meta:document-statistic meta:table-count="4" meta:image-count="0" meta:object-count="0" meta:page-count="1" meta:paragraph-count="27" meta:word-count="179" meta:character-count="1184" meta:non-whitespace-character-count="1030"/>
  </office:meta>
</office:document-meta>
</file>